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B0000019A96EB499DB8FE80F7.png" manifest:media-type="image/png"/>
  <manifest:file-entry manifest:full-path="Pictures/1000118B00002DC400002A6A5EFF2326D9FEE8B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451cm"/>
    </style:style>
    <style:style style:name="P1" style:family="paragraph">
      <style:paragraph-properties fo:text-align="center"/>
    </style:style>
    <style:style style:name="P2" style:family="paragraph">
      <style:text-properties fo:color="#007d00" style:text-line-through-style="none" style:text-line-through-type="none" style:font-name="Fira Code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P3" style:family="paragraph">
      <loext:graphic-properties draw:fill="none" draw:fill-color="#ffffff"/>
      <style:text-properties fo:color="#007d00" style:text-line-through-style="none" style:text-line-through-type="none" style:font-name="Fira Code" fo:font-size="100pt" fo:font-style="normal" fo:font-weight="bold" fo:background-color="#000000" style:font-size-asian="100pt" style:font-style-asian="normal" style:font-weight-asian="bold" style:font-size-complex="100pt" style:font-style-complex="normal" style:font-weight-complex="bold"/>
    </style:style>
    <style:style style:name="T1" style:family="text">
      <style:text-properties fo:color="#007d00" style:text-line-through-style="none" style:text-line-through-type="none" style:font-name="Fira Code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T2" style:family="text">
      <style:text-properties fo:color="#fe0202" style:text-line-through-style="none" style:text-line-through-type="none" style:font-name="Fira Code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Check mark.svg" draw:style-name="gr1" draw:text-style-name="P1" draw:layer="layout" svg:width="10.639cm" svg:height="11.145cm" svg:x="2.1cm" svg:y="3.3cm">
            <draw:image xlink:href="Pictures/1000118B00002DC400002A6A5EFF2326D9FEE8B8.svg" xlink:type="simple" xlink:show="embed" xlink:actuate="onLoad">
              <text:p/>
            </draw:image>
            <draw:image xlink:href="Pictures/10000201000001BB0000019A96EB499DB8FE80F7.png" xlink:type="simple" xlink:show="embed" xlink:actuate="onLoad"/>
            <svg:title>Check mark</svg:title>
          </draw:frame>
          <draw:frame draw:style-name="gr2" draw:text-style-name="P3" draw:layer="layout" svg:width="17.813cm" svg:height="8.701cm" svg:x="7.327cm" svg:y="10.05cm">
            <draw:text-box>
              <text:p text:style-name="P2"><text:span text:style-name="T1">er</text:span><text:span text:style-name="T1">i</text:span><text:span text:style-name="T2">g</text:span><text:span text:style-name="T2">ra</text:span><text:span text:style-name="T2">p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5:25:40.948256328</meta:creation-date>
    <dc:date>2017-03-31T15:32:05.825754626</dc:date>
    <meta:editing-duration>PT9S</meta:editing-duration>
    <meta:editing-cycles>1</meta:editing-cycles>
    <meta:document-statistic meta:object-count="3"/>
    <meta:generator>LibreOffice/5.3.1.2$Linux_X86_64 LibreOffice_project/30m0$Build-2</meta:generator>
  </office:meta>
</office:document-meta>
</file>